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8465in" fo:margin-left="0.5319in" table:align="left"/>
    </style:style>
    <style:style style:name="Table1.A" style:family="table-column">
      <style:table-column-properties style:column-width="1.4069in"/>
    </style:style>
    <style:style style:name="Table1.B" style:family="table-column">
      <style:table-column-properties style:column-width="1.0944in"/>
    </style:style>
    <style:style style:name="Table1.C" style:family="table-column">
      <style:table-column-properties style:column-width="0.8958in"/>
    </style:style>
    <style:style style:name="Table1.D" style:family="table-column">
      <style:table-column-properties style:column-width="0.6931in"/>
    </style:style>
    <style:style style:name="Table1.E" style:family="table-column">
      <style:table-column-properties style:column-width="1.1924in"/>
    </style:style>
    <style:style style:name="Table1.F" style:family="table-column">
      <style:table-column-properties style:column-width="0.7507in"/>
    </style:style>
    <style:style style:name="Table1.G" style:family="table-column">
      <style:table-column-properties style:column-width="0.813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9194in" fo:margin-left="0.4972in" table:align="left"/>
    </style:style>
    <style:style style:name="Table2.A" style:family="table-column">
      <style:table-column-properties style:column-width="1.4069in"/>
    </style:style>
    <style:style style:name="Table2.B" style:family="table-column">
      <style:table-column-properties style:column-width="0.55in"/>
    </style:style>
    <style:style style:name="Table2.C" style:family="table-column">
      <style:table-column-properties style:column-width="0.8132in"/>
    </style:style>
    <style:style style:name="Table2.D" style:family="table-column">
      <style:table-column-properties style:column-width="0.5674in"/>
    </style:style>
    <style:style style:name="Table2.E" style:family="table-column">
      <style:table-column-properties style:column-width="0.581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3357ff" officeooo:paragraph-rsid="00376743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42ae4" officeooo:paragraph-rsid="00311736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1c0208"/>
    </style:style>
    <style:style style:name="P5" style:family="paragraph" style:parent-style-name="Table_20_Contents">
      <style:text-properties style:font-name="DejaVu Sans Condensed" fo:font-size="12pt" officeooo:rsid="0055fb00" officeooo:paragraph-rsid="0055fb00" style:font-size-asian="12pt" style:font-size-complex="12pt"/>
    </style:style>
    <style:style style:name="P6" style:family="paragraph" style:parent-style-name="Table_20_Contents">
      <style:text-properties style:font-name="DejaVu Sans Condensed" fo:font-size="12pt" officeooo:rsid="0055fb00" officeooo:paragraph-rsid="00566adf" style:font-size-asian="12pt" style:font-size-complex="12pt"/>
    </style:style>
    <style:style style:name="P7" style:family="paragraph" style:parent-style-name="Table_20_Contents">
      <style:text-properties style:font-name="DejaVu Sans Condensed" fo:font-size="12pt" officeooo:rsid="0057380a" officeooo:paragraph-rsid="0057380a" style:font-size-asian="12pt" style:font-size-complex="12pt"/>
    </style:style>
    <style:style style:name="P8" style:family="paragraph" style:parent-style-name="Table_20_Contents">
      <style:text-properties style:font-name="DejaVu Sans Condensed" fo:font-size="12pt" officeooo:rsid="005afbdf" officeooo:paragraph-rsid="005afbdf" style:font-size-asian="12pt" style:font-size-complex="12pt"/>
    </style:style>
    <style:style style:name="P9" style:family="paragraph" style:parent-style-name="Table_20_Contents">
      <style:text-properties style:font-name="DejaVu Sans Condensed" fo:font-size="12pt" officeooo:rsid="005ca449" officeooo:paragraph-rsid="005ca449" style:font-size-asian="12pt" style:font-size-complex="12pt"/>
    </style:style>
    <style:style style:name="P10" style:family="paragraph" style:parent-style-name="Table_20_Contents">
      <style:text-properties style:font-name="DejaVu Sans Condensed" fo:font-size="12pt" fo:font-weight="bold" officeooo:rsid="0055fb00" officeooo:paragraph-rsid="0055fb00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DejaVu Sans Condensed" fo:font-size="12pt" fo:font-weight="bold" officeooo:rsid="0055fb00" officeooo:paragraph-rsid="0055fb00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DejaVu Sans Condensed" fo:font-size="12pt" fo:font-weight="bold" officeooo:rsid="0055fb00" officeooo:paragraph-rsid="005afbdf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DejaVu Sans Condensed" fo:font-size="12pt" fo:font-weight="bold" officeooo:rsid="0055fb00" officeooo:paragraph-rsid="005ca449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style:font-name="DejaVu Sans Condensed" fo:font-size="12pt" fo:font-weight="bold" officeooo:rsid="0057380a" officeooo:paragraph-rsid="0057380a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DejaVu Sans Condensed" fo:font-size="12pt" fo:font-weight="bold" officeooo:rsid="005afbdf" officeooo:paragraph-rsid="005afbdf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DejaVu Sans Condensed" fo:font-size="12pt" fo:font-weight="bold" officeooo:rsid="005ca449" officeooo:paragraph-rsid="005ca449" style:font-size-asian="12pt" style:font-weight-asian="bold" style:font-size-complex="12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33e44b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376743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3e44b" officeooo:paragraph-rsid="0033e44b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33121" officeooo:paragraph-rsid="00529924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9482b" officeooo:paragraph-rsid="00529924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046ba" officeooo:paragraph-rsid="005046ba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df031" officeooo:paragraph-rsid="003df031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f7281" officeooo:paragraph-rsid="003f7281" style:font-size-asian="12pt" style:font-weight-asian="normal" style:font-size-complex="12pt" style:font-weight-complex="normal"/>
    </style:style>
    <style:style style:name="P25" style:family="paragraph" style:parent-style-name="Standard" style:list-style-name="L2">
      <style:text-properties style:font-name="DejaVu Sans Condensed" fo:font-size="12pt" fo:font-weight="normal" officeooo:rsid="00545669" officeooo:paragraph-rsid="0057380a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text-properties style:font-name="DejaVu Sans Condensed" fo:font-size="12pt" fo:font-weight="normal" officeooo:rsid="003a516d" officeooo:paragraph-rsid="003a516d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text-properties style:font-name="DejaVu Sans Condensed" fo:font-size="12pt" fo:font-weight="normal" officeooo:rsid="005ca449" officeooo:paragraph-rsid="005ca449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text-properties style:font-name="DejaVu Sans Condensed" fo:font-size="12pt" fo:font-weight="normal" officeooo:rsid="00566adf" officeooo:paragraph-rsid="00566adf" style:font-size-asian="12pt" style:font-weight-asian="normal" style:font-size-complex="12pt" style:font-weight-complex="normal"/>
    </style:style>
    <style:style style:name="P29" style:family="paragraph" style:parent-style-name="Standard" style:list-style-name="L2">
      <style:text-properties style:font-name="DejaVu Sans Condensed" fo:font-size="12pt" fo:font-weight="normal" officeooo:rsid="005afbdf" officeooo:paragraph-rsid="005afbdf" style:font-size-asian="12pt" style:font-weight-asian="normal" style:font-size-complex="12pt" style:font-weight-complex="normal"/>
    </style:style>
    <style:style style:name="P30" style:family="paragraph" style:parent-style-name="Standard" style:list-style-name="L2">
      <style:text-properties style:font-name="DejaVu Sans Condensed" fo:font-size="12pt" fo:font-weight="normal" officeooo:rsid="00389feb" officeooo:paragraph-rsid="00389feb" style:font-size-asian="12pt" style:font-weight-asian="normal" style:font-size-complex="12pt" style:font-weight-complex="normal"/>
    </style:style>
    <style:style style:name="P31" style:family="paragraph" style:parent-style-name="Standard" style:list-style-name="L2">
      <style:text-properties style:font-name="DejaVu Sans Condensed" fo:font-size="12pt" fo:font-weight="bold" officeooo:rsid="0055fb00" officeooo:paragraph-rsid="0055fb00" style:font-size-asian="12pt" style:font-weight-asian="bold" style:font-size-complex="12pt" style:font-weight-complex="bold"/>
    </style:style>
    <style:style style:name="P32" style:family="paragraph" style:parent-style-name="Standard" style:list-style-name="L2">
      <style:text-properties style:font-name="DejaVu Sans Condensed" fo:font-size="12pt" fo:font-weight="bold" officeooo:rsid="00389feb" officeooo:paragraph-rsid="00389feb" style:font-size-asian="12pt" style:font-weight-asian="bold" style:font-size-complex="12pt" style:font-weight-complex="bold"/>
    </style:style>
    <style:style style:name="P33" style:family="paragraph" style:parent-style-name="Standard" style:list-style-name="L1">
      <style:paragraph-properties fo:text-align="start" style:justify-single-word="false"/>
      <style:text-properties officeooo:rsid="00376743" officeooo:paragraph-rsid="00376743"/>
    </style:style>
    <style:style style:name="P34" style:family="paragraph" style:parent-style-name="Standard" style:list-style-name="L1">
      <style:paragraph-properties fo:text-align="start" style:justify-single-word="false"/>
      <style:text-properties officeooo:rsid="005046ba" officeooo:paragraph-rsid="005046ba"/>
    </style:style>
    <style:style style:name="P35" style:family="paragraph" style:parent-style-name="Standard" style:list-style-name="L1">
      <style:paragraph-properties fo:text-align="start" style:justify-single-word="false"/>
      <style:text-properties officeooo:rsid="00526f91" officeooo:paragraph-rsid="00526f91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33e44b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376743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50a2ba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518c65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6178f2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62f88e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63b594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4c0aa7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499c15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33e44b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34d3b1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376743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4404b4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3f5c45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2f2abb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3148d5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4c7219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4dedd4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5046ba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518c65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50a2ba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668b75" style:font-size-asian="12pt" style:font-weight-asian="bold" style:font-size-complex="12pt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3a516d" style:font-weight-asian="bold" style:font-weight-complex="bold"/>
    </style:style>
    <style:style style:name="T29" style:family="text">
      <style:text-properties fo:font-weight="bold" officeooo:rsid="0055fb00" style:font-weight-asian="bold" style:font-weight-complex="bold"/>
    </style:style>
    <style:style style:name="T30" style:family="text">
      <style:text-properties officeooo:rsid="00372684"/>
    </style:style>
    <style:style style:name="T31" style:family="text">
      <style:text-properties officeooo:rsid="00526f91"/>
    </style:style>
    <style:style style:name="T32" style:family="text">
      <style:text-properties officeooo:rsid="00433121"/>
    </style:style>
    <style:style style:name="T33" style:family="text">
      <style:text-properties officeooo:rsid="0055cb32"/>
    </style:style>
    <style:style style:name="T34" style:family="text">
      <style:text-properties officeooo:rsid="0055fb00"/>
    </style:style>
    <style:style style:name="T35" style:family="text">
      <style:text-properties style:font-name="DejaVu Sans Condensed1"/>
    </style:style>
    <style:style style:name="T36" style:family="text">
      <style:text-properties style:font-name="DejaVu Sans Condensed1" style:font-name-asian="DejaVu Sans Condensed1" style:font-name-complex="DejaVu Sans Condensed1"/>
    </style:style>
    <style:style style:name="T37" style:family="text">
      <style:text-properties style:font-name="DejaVu Sans Condensed1" officeooo:rsid="00566adf" style:font-name-asian="DejaVu Sans Condensed1" style:font-name-complex="DejaVu Sans Condensed1"/>
    </style:style>
    <style:style style:name="T38" style:family="text">
      <style:text-properties style:font-name="DejaVu Sans Condensed1" officeooo:rsid="005e1d22" style:font-name-asian="DejaVu Sans Condensed1" style:font-name-complex="DejaVu Sans Condensed1"/>
    </style:style>
    <style:style style:name="T39" style:family="text">
      <style:text-properties style:font-name="DejaVu Sans Condensed1" officeooo:rsid="005ff32d" style:font-name-asian="DejaVu Sans Condensed1" style:font-name-complex="DejaVu Sans Condensed1"/>
    </style:style>
    <style:style style:name="T40" style:family="text">
      <style:text-properties style:font-name="DejaVu Sans Condensed1" fo:font-weight="bold" style:font-name-asian="DejaVu Sans Condensed1" style:font-weight-asian="bold" style:font-name-complex="DejaVu Sans Condensed1" style:font-weight-complex="bold"/>
    </style:style>
    <style:style style:name="T41" style:family="text">
      <style:text-properties style:font-name="DejaVu Sans Condensed1" fo:font-weight="bold" officeooo:rsid="0055fb00" style:font-name-asian="DejaVu Sans Condensed1" style:font-weight-asian="bold" style:font-name-complex="DejaVu Sans Condensed1" style:font-weight-complex="bold"/>
    </style:style>
    <style:style style:name="T42" style:family="text">
      <style:text-properties style:font-name="DejaVu Sans Condensed1" fo:font-weight="normal" style:font-name-asian="DejaVu Sans Condensed1" style:font-weight-asian="normal" style:font-name-complex="DejaVu Sans Condensed1" style:font-weight-complex="normal"/>
    </style:style>
    <style:style style:name="T43" style:family="text">
      <style:text-properties style:font-name="DejaVu Sans Condensed1" fo:font-weight="normal" officeooo:rsid="0055fb00" style:font-name-asian="DejaVu Sans Condensed1" style:font-weight-asian="normal" style:font-name-complex="DejaVu Sans Condensed1" style:font-weight-complex="normal"/>
    </style:style>
    <style:style style:name="T44" style:family="text">
      <style:text-properties officeooo:rsid="00566adf"/>
    </style:style>
    <style:style style:name="T45" style:family="text">
      <style:text-properties officeooo:rsid="00568a38"/>
    </style:style>
    <style:style style:name="T46" style:family="text">
      <style:text-properties officeooo:rsid="0050215e"/>
    </style:style>
    <style:style style:name="T47" style:family="text">
      <style:text-properties officeooo:rsid="005afbdf"/>
    </style:style>
    <style:style style:name="T48" style:family="text">
      <style:text-properties officeooo:rsid="005ca449"/>
    </style:style>
    <style:style style:name="T49" style:family="text">
      <style:text-properties officeooo:rsid="005e1d22"/>
    </style:style>
    <style:style style:name="T50" style:family="text">
      <style:text-properties officeooo:rsid="0062201f"/>
    </style:style>
    <style:style style:name="T51" style:family="text">
      <style:text-properties officeooo:rsid="00668b7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6">202</text:span><text:span text:style-name="T15"> - </text:span><text:span text:style-name="T26">Ground</text:span><text:span text:style-name="T16"> - </text:span><text:span text:style-name="T18">Pre</text:span><text:span text:style-name="T16">f</text:span><text:span text:style-name="T19">light, </text:span><text:span text:style-name="T20">Performance Limits</text:span></text:p>
      <text:p text:style-name="P1"/>
      <text:p text:style-name="P1">Before takeoff (hot start or auto started)</text:p>
      <text:list xml:id="list2949874875" text:style-name="L1">
        <text:list-item>
          <text:p text:style-name="P17"><text:span text:style-name="T12">Arm weapons</text:span><text:span text:style-name="T2"> ... </text:span><text:span text:style-name="T12">As </text:span><text:span text:style-name="T22">needed</text:span><text:span text:style-name="T2">, see steps on other checklist (much easier to do this on the ground than in the air)</text:span></text:p>
        </text:list-item>
        <text:list-item>
          <text:p text:style-name="P19"><text:span text:style-name="T27">Doppler navigation system</text:span> ... <text:span text:style-name="T27">As desired</text:span>, <text:span text:style-name="T30">also set heading bugs if needed.</text:span></text:p>
        </text:list-item>
        <text:list-item>
          <text:p text:style-name="P20"><text:span text:style-name="T27">Left and Right Pitot Heat</text:span> switches ... <text:span text:style-name="T27">As needed</text:span> (panel above and right of copilot's head)</text:p>
        </text:list-item>
        <text:list-item>
          <text:p text:style-name="P21"><text:span text:style-name="T27">Left and Right Dust Protection</text:span> switches ... <text:span text:style-name="T27">As needed</text:span> <text:span text:style-name="T32"><text:s/>(panel above and right of copilot's head)</text:span></text:p>
        </text:list-item>
        <text:list-item>
          <text:p text:style-name="P17"><text:span text:style-name="T12">Engine de-icing systems</text:span><text:span text:style-name="T2"> ... </text:span><text:span text:style-name="T12">As needed</text:span><text:span text:style-name="T2"> (</text:span><text:span text:style-name="T6">see </text:span><text:span text:style-name="T8">info on other page</text:span><text:span text:style-name="T2">)</text:span></text:p>
        </text:list-item>
        <text:list-item>
          <text:p text:style-name="P17"><text:span text:style-name="T13">R</text:span><text:span text:style-name="T12">adio</text:span><text:span text:style-name="T13">s</text:span><text:span text:style-name="T2"> ... </text:span><text:span text:style-name="T12">As desired</text:span><text:span text:style-name="T8"> (</text:span><text:span text:style-name="T2">see steps </text:span><text:span text:style-name="T6">on </text:span><text:span text:style-name="T7">other</text:span><text:span text:style-name="T6"> page</text:span><text:span text:style-name="T8">)</text:span></text:p>
        </text:list-item>
        <text:list-item>
          <text:p text:style-name="P17"><text:span text:style-name="T12">Countermeasures system</text:span><text:span text:style-name="T2"> ... </text:span><text:span text:style-name="T12">ON</text:span><text:span text:style-name="T2">, set to </text:span><text:span text:style-name="T12">BOTH</text:span><text:span text:style-name="T8"> (see info</text:span><text:span text:style-name="T9"> </text:span><text:span text:style-name="T8">on other page) </text:span><text:span text:style-name="T2">(</text:span><text:span text:style-name="T10">copilot right knee</text:span><text:span text:style-name="T2">)</text:span></text:p>
        </text:list-item>
        <text:list-item>
          <text:p text:style-name="P18"><text:span text:style-name="T14">Fuel Meter switch</text:span><text:span text:style-name="T3"> ... </text:span><text:span text:style-name="T14">TOTAL</text:span><text:span text:style-name="T3"> (copilot instrument panel)</text:span></text:p>
        </text:list-item>
        <text:list-item>
          <text:p text:style-name="P33"><text:span text:style-name="T11">Lights</text:span><text:span text:style-name="T1"> ... </text:span><text:span text:style-name="T11">As desired</text:span><text:span text:style-name="T23">:</text:span></text:p>
          <text:list>
            <text:list-item>
              <text:p text:style-name="P22"><text:span text:style-name="T27">Pilot and Copilot instrument lights:</text:span> Large knobs above <text:span text:style-name="T31">behind </text:span>pilot and copilot heads.</text:p>
            </text:list-item>
            <text:list-item>
              <text:p text:style-name="P22"><text:span text:style-name="T27">Engineer instrument lights:</text:span> Large knobs on right side wall behind engineer.</text:p>
            </text:list-item>
            <text:list-item>
              <text:p text:style-name="P34"><text:span text:style-name="T11">Doppler nav computer</text:span><text:span text:style-name="T24">, radar alt, drift </text:span><text:span text:style-name="T11">and hover indicator lights:</text:span><text:span text:style-name="T1"> </text:span><text:span text:style-name="T25">5.5V LIGHTS</text:span><text:span text:style-name="T4"> switch </text:span><text:span text:style-name="T5">(</text:span><text:span text:style-name="T4">copilot triangular panel) and </text:span><text:span text:style-name="T25">5.5V LIGHTS BRIGHTNESS</text:span><text:span text:style-name="T4"> rheostat turned up (behind copilot, reach from pilot or engineer seat)</text:span></text:p>
            </text:list-item>
            <text:list-item>
              <text:p text:style-name="P35"><text:span text:style-name="T25">R</text:span><text:span text:style-name="T11">otor tip, navigation, formation, anti-collision, etc. lights:</text:span><text:span text:style-name="T1"> Switches above right of copilot.</text:span></text:p>
            </text:list-item>
          </text:list>
        </text:list-item>
        <text:list-item>
          <text:p text:style-name="P23"><text:span text:style-name="T27">Cockpit window</text:span> ... <text:span text:style-name="T27">Close</text:span></text:p>
        </text:list-item>
        <text:list-item>
          <text:p text:style-name="P24"><text:span text:style-name="T27">Cockpit fans</text:span> ... <text:span text:style-name="T27">On</text:span> (switches on panels above and diagonally outboard of pilot and copilot)</text:p>
        </text:list-item>
      </text:list>
      <text:p text:style-name="P3"/>
      <text:p text:style-name="P2">Performance limits</text:p>
      <text:list xml:id="list2026108240" text:style-name="L2">
        <text:list-item>
          <text:p text:style-name="P25"><text:span text:style-name="T46">Cruise</text:span><text:span text:style-name="T29"> </text:span><text:span text:style-name="T50">and endurance </text:span><text:span text:style-name="T34">s</text:span><text:span text:style-name="T46">peed</text:span><text:span text:style-name="T50"> up to 1000 m</text:span><text:span text:style-name="T46">: 220-240 kph normal, 205-215 kph </text:span><text:span text:style-name="T33">at </text:span><text:span text:style-name="T46">MTOW</text:span><text:span text:style-name="T50">, slower at higher altitudes</text:span></text:p>
        </text:list-item>
        <text:list-item>
          <text:p text:style-name="P25">Best climb speed: 120 kph to 2000 m, 100 kph at 4000 m or more</text:p>
        </text:list-item>
        <text:list-item>
          <text:p text:style-name="P26"><text:span text:style-name="T27">Vne</text:span> speed: <text:span text:style-name="T27">~370 kph</text:span>, due to retreating blade stall</text:p>
        </text:list-item>
        <text:list-item>
          <text:p text:style-name="P27">Autorotate glide speed: 180-190 kph</text:p>
        </text:list-item>
        <text:list-item>
          <text:p text:style-name="P31">Engine modes and limits<text:span text:style-name="T47"> (PSS is Particle Separator System/dust protection)</text:span>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Line2784894211408">
          <table:table-cell table:style-name="Table1.A1" office:value-type="string">
            <text:p text:style-name="P11">Mode</text:p>
          </table:table-cell>
          <table:table-cell table:style-name="Table1.A1" office:value-type="string">
            <text:p text:style-name="P16">Norm <text:span text:style-name="T34">N1</text:span></text:p>
            <text:p text:style-name="P13"><text:span text:style-name="T44">(</text:span><text:span text:style-name="T47">at </text:span><text:span text:style-name="T44">35 </text:span><text:span text:style-name="T36">℃</text:span><text:span text:style-name="T37">)</text:span></text:p>
          </table:table-cell>
          <table:table-cell table:style-name="Table1.A1" office:value-type="string">
            <text:p text:style-name="P12"><text:span text:style-name="T48">Max </text:span>N1</text:p>
            <text:p text:style-name="P12"><text:span text:style-name="T44">(</text:span><text:span text:style-name="T47">at </text:span><text:span text:style-name="T44">35 </text:span><text:span text:style-name="T36">℃</text:span><text:span text:style-name="T37">)</text:span></text:p>
          </table:table-cell>
          <table:table-cell table:style-name="Table1.A1" office:value-type="string">
            <text:p text:style-name="P11">NR</text:p>
          </table:table-cell>
          <table:table-cell table:style-name="Table1.A1" office:value-type="string">
            <text:p text:style-name="P15">Norm TIT</text:p>
            <text:p text:style-name="P15">(PSS<text:span text:style-name="T48"> off</text:span><text:span text:style-name="T49"> </text:span><text:span text:style-name="T48">/</text:span><text:span text:style-name="T49"> </text:span><text:span text:style-name="T48">on</text:span>)</text:p>
          </table:table-cell>
          <table:table-cell table:style-name="Table1.A1" office:value-type="string">
            <text:p text:style-name="P11"><text:span text:style-name="T47">Max </text:span>TIT</text:p>
          </table:table-cell>
          <table:table-cell table:style-name="Table1.G1" office:value-type="string">
            <text:p text:style-name="P11">Time</text:p>
          </table:table-cell>
        </table:table-row>
        <table:table-row table:style-name="TableLine2784894214672">
          <table:table-cell table:style-name="Table1.A2" office:value-type="string">
            <text:p text:style-name="P10">Max Rated</text:p>
          </table:table-cell>
          <table:table-cell table:style-name="Table1.A2" office:value-type="string">
            <text:p text:style-name="P9">97.7<text:span text:style-name="T49"> / 97.7 %</text:span></text:p>
          </table:table-cell>
          <table:table-cell table:style-name="Table1.A2" office:value-type="string">
            <text:p text:style-name="P5">101.0<text:span text:style-name="T44"> %</text:span></text:p>
          </table:table-cell>
          <table:table-cell table:style-name="Table1.A2" office:value-type="string">
            <text:p text:style-name="P5">93<text:span text:style-name="T35">±</text:span>1<text:span text:style-name="T45"> </text:span><text:span text:style-name="T44">%</text:span></text:p>
          </table:table-cell>
          <table:table-cell table:style-name="Table1.A2" office:value-type="string">
            <text:p text:style-name="P8">920<text:span text:style-name="T49"> </text:span><text:span text:style-name="T48">/</text:span><text:span text:style-name="T49"> </text:span><text:span text:style-name="T48">915</text:span><text:span text:style-name="T44"> </text:span><text:span text:style-name="T43">℃</text:span></text:p>
          </table:table-cell>
          <table:table-cell table:style-name="Table1.A2" office:value-type="string">
            <text:p text:style-name="P6">990<text:span text:style-name="T44"> </text:span><text:span text:style-name="T42">℃</text:span></text:p>
          </table:table-cell>
          <table:table-cell table:style-name="Table1.G2" office:value-type="string">
            <text:p text:style-name="P5">6 min</text:p>
          </table:table-cell>
        </table:table-row>
        <table:table-row table:style-name="TableLine2784894215488">
          <table:table-cell table:style-name="Table1.A2" office:value-type="string">
            <text:p text:style-name="P10">Take Off</text:p>
          </table:table-cell>
          <table:table-cell table:style-name="Table1.A2" office:value-type="string">
            <text:p text:style-name="P9">96.6<text:span text:style-name="T49"> / 96.6 %</text:span></text:p>
          </table:table-cell>
          <table:table-cell table:style-name="Table1.A2" office:value-type="string">
            <text:p text:style-name="P5">101.0<text:span text:style-name="T44"> %</text:span></text:p>
          </table:table-cell>
          <table:table-cell table:style-name="Table1.A2" office:value-type="string">
            <text:p text:style-name="P5">93<text:span text:style-name="T35">±</text:span>1<text:span text:style-name="T45"> </text:span><text:span text:style-name="T44">%</text:span></text:p>
          </table:table-cell>
          <table:table-cell table:style-name="Table1.A2" office:value-type="string">
            <text:p text:style-name="P8">890<text:span text:style-name="T49"> </text:span><text:span text:style-name="T48">/</text:span><text:span text:style-name="T49"> </text:span><text:span text:style-name="T48">885</text:span><text:span text:style-name="T44"> </text:span><text:span text:style-name="T43">℃</text:span></text:p>
          </table:table-cell>
          <table:table-cell table:style-name="Table1.A2" office:value-type="string">
            <text:p text:style-name="P6">990<text:span text:style-name="T44"> </text:span><text:span text:style-name="T42">℃</text:span></text:p>
          </table:table-cell>
          <table:table-cell table:style-name="Table1.G2" office:value-type="string">
            <text:p text:style-name="P5">6 min</text:p>
          </table:table-cell>
        </table:table-row>
        <table:table-row table:style-name="TableLine2784894218752">
          <table:table-cell table:style-name="Table1.A2" office:value-type="string">
            <text:p text:style-name="P10">Max Lt<text:span text:style-name="T44">d.</text:span> Cruise</text:p>
          </table:table-cell>
          <table:table-cell table:style-name="Table1.A2" office:value-type="string">
            <text:p text:style-name="P9">95.0<text:span text:style-name="T49"> / 95.5 %</text:span></text:p>
          </table:table-cell>
          <table:table-cell table:style-name="Table1.A2" office:value-type="string">
            <text:p text:style-name="P5">99.0<text:span text:style-name="T44"> %</text:span></text:p>
          </table:table-cell>
          <table:table-cell table:style-name="Table1.A2" office:value-type="string">
            <text:p text:style-name="P5">95<text:span text:style-name="T35">±</text:span>2<text:span text:style-name="T45"> </text:span><text:span text:style-name="T44">%</text:span></text:p>
          </table:table-cell>
          <table:table-cell table:style-name="Table1.A2" office:value-type="string">
            <text:p text:style-name="P8">845<text:span text:style-name="T49"> </text:span><text:span text:style-name="T48">/</text:span><text:span text:style-name="T49"> </text:span><text:span text:style-name="T48">855</text:span><text:span text:style-name="T44"> </text:span><text:span text:style-name="T43">℃</text:span></text:p>
          </table:table-cell>
          <table:table-cell table:style-name="Table1.A2" office:value-type="string">
            <text:p text:style-name="P6">955<text:span text:style-name="T44"> </text:span><text:span text:style-name="T42">℃</text:span></text:p>
          </table:table-cell>
          <table:table-cell table:style-name="Table1.G2" office:value-type="string">
            <text:p text:style-name="P5">60 min</text:p>
          </table:table-cell>
        </table:table-row>
        <table:table-row table:style-name="TableLine2784894210320">
          <table:table-cell table:style-name="Table1.A2" office:value-type="string">
            <text:p text:style-name="P10">Ltd<text:span text:style-name="T44">.</text:span> Cruise</text:p>
          </table:table-cell>
          <table:table-cell table:style-name="Table1.A2" office:value-type="string">
            <text:p text:style-name="P9">93.9<text:span text:style-name="T49"> / 94.4 %</text:span></text:p>
          </table:table-cell>
          <table:table-cell table:style-name="Table1.A2" office:value-type="string">
            <text:p text:style-name="P5">97.5<text:span text:style-name="T44"> %</text:span></text:p>
          </table:table-cell>
          <table:table-cell table:style-name="Table1.A2" office:value-type="string">
            <text:p text:style-name="P5">95<text:span text:style-name="T35">±</text:span>2<text:span text:style-name="T45"> </text:span><text:span text:style-name="T44">%</text:span></text:p>
          </table:table-cell>
          <table:table-cell table:style-name="Table1.A2" office:value-type="string">
            <text:p text:style-name="P8">815<text:span text:style-name="T49"> </text:span><text:span text:style-name="T48">/</text:span><text:span text:style-name="T49"> </text:span><text:span text:style-name="T48">825</text:span><text:span text:style-name="T44"> </text:span><text:span text:style-name="T43">℃</text:span></text:p>
          </table:table-cell>
          <table:table-cell table:style-name="Table1.A2" office:value-type="string">
            <text:p text:style-name="P6">910<text:span text:style-name="T44"> </text:span><text:span text:style-name="T42">℃</text:span></text:p>
          </table:table-cell>
          <table:table-cell table:style-name="Table1.G2" office:value-type="string">
            <text:p text:style-name="P5">Unlimited</text:p>
          </table:table-cell>
        </table:table-row>
        <table:table-row table:style-name="TableLine2784894216032">
          <table:table-cell table:style-name="Table1.A2" office:value-type="string">
            <text:p text:style-name="P10">Cruise</text:p>
          </table:table-cell>
          <table:table-cell table:style-name="Table1.A2" office:value-type="string">
            <text:p text:style-name="P9">92.0<text:span text:style-name="T49"> / 92.5 %</text:span></text:p>
          </table:table-cell>
          <table:table-cell table:style-name="Table1.A2" office:value-type="string">
            <text:p text:style-name="P5">95.5<text:span text:style-name="T44"> %</text:span></text:p>
          </table:table-cell>
          <table:table-cell table:style-name="Table1.A2" office:value-type="string">
            <text:p text:style-name="P5">95<text:span text:style-name="T35">±</text:span>2<text:span text:style-name="T45"> </text:span><text:span text:style-name="T44">%</text:span></text:p>
          </table:table-cell>
          <table:table-cell table:style-name="Table1.A2" office:value-type="string">
            <text:p text:style-name="P8">770<text:span text:style-name="T49"> </text:span><text:span text:style-name="T48">/</text:span><text:span text:style-name="T49"> </text:span><text:span text:style-name="T48">780</text:span><text:span text:style-name="T44"> </text:span><text:span text:style-name="T43">℃</text:span></text:p>
          </table:table-cell>
          <table:table-cell table:style-name="Table1.A2" office:value-type="string">
            <text:p text:style-name="P6">870<text:span text:style-name="T44"> </text:span><text:span text:style-name="T42">℃</text:span></text:p>
          </table:table-cell>
          <table:table-cell table:style-name="Table1.G2" office:value-type="string">
            <text:p text:style-name="P5">Unlimited</text:p>
          </table:table-cell>
        </table:table-row>
      </table:table>
      <text:list xml:id="list80143113099156" text:continue-numbering="true" text:style-name="L2">
        <text:list-item>
          <text:list>
            <text:list-item>
              <text:p text:style-name="P28">Table shows <text:span text:style-name="T27">N1</text:span> at ambient temperature of <text:span text:style-name="T27">35 </text:span><text:span text:style-name="T41">℃</text:span><text:span text:style-name="T40"> or more</text:span><text:span text:style-name="T36">. <text:s/>If cooler, </text:span><text:span text:style-name="T40">subtract 1.5% per 10 </text:span><text:span text:style-name="T41">℃</text:span><text:span text:style-name="T36">.</text:span></text:p>
            </text:list-item>
            <text:list-item>
              <text:p text:style-name="P29"><text:span text:style-name="T36">See manual PDF page 49 for normal </text:span><text:span text:style-name="T39">N1 </text:span><text:span text:style-name="T36">values, </text:span><text:span text:style-name="T38">page 237 for max</text:span><text:span text:style-name="T39"> N1</text:span><text:span text:style-name="T38"> values</text:span><text:span text:style-name="T39">, 240 for NR values.</text:span></text:p>
            </text:list-item>
          </text:list>
        </text:list-item>
        <text:list-item>
          <text:p text:style-name="P32">Main rotor RPM limits: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2784894211680">
          <table:table-cell table:style-name="Table2.A1" office:value-type="string">
            <text:p text:style-name="P14">Mode</text:p>
          </table:table-cell>
          <table:table-cell table:style-name="Table2.A1" office:value-type="string">
            <text:p text:style-name="P14">Norm</text:p>
          </table:table-cell>
          <table:table-cell table:style-name="Table2.A1" office:value-type="string">
            <text:p text:style-name="P14">Time</text:p>
          </table:table-cell>
          <table:table-cell table:style-name="Table2.A1" office:value-type="string">
            <text:p text:style-name="P14">Max</text:p>
          </table:table-cell>
          <table:table-cell table:style-name="Table2.E1" office:value-type="string">
            <text:p text:style-name="P14">Time</text:p>
          </table:table-cell>
        </table:table-row>
        <table:table-row table:style-name="TableLine2784894210864">
          <table:table-cell table:style-name="Table2.A2" office:value-type="string">
            <text:p text:style-name="P14">Max Rated</text:p>
          </table:table-cell>
          <table:table-cell table:style-name="Table2.A2" office:value-type="string">
            <text:p text:style-name="P7">94 %</text:p>
          </table:table-cell>
          <table:table-cell table:style-name="Table2.A2" office:value-type="string">
            <text:p text:style-name="P7">6 min</text:p>
          </table:table-cell>
          <table:table-cell table:style-name="Table2.A2" office:value-type="string">
            <text:p text:style-name="P7">103 %</text:p>
          </table:table-cell>
          <table:table-cell table:style-name="Table2.E2" office:value-type="string">
            <text:p text:style-name="P7">10 sec</text:p>
          </table:table-cell>
        </table:table-row>
        <table:table-row table:style-name="TableLine2784894212768">
          <table:table-cell table:style-name="Table2.A2" office:value-type="string">
            <text:p text:style-name="P14">Take Off</text:p>
          </table:table-cell>
          <table:table-cell table:style-name="Table2.A2" office:value-type="string">
            <text:p text:style-name="P7">94 %</text:p>
          </table:table-cell>
          <table:table-cell table:style-name="Table2.A2" office:value-type="string">
            <text:p text:style-name="P7">6 min</text:p>
          </table:table-cell>
          <table:table-cell table:style-name="Table2.A2" office:value-type="string">
            <text:p text:style-name="P7">103 %</text:p>
          </table:table-cell>
          <table:table-cell table:style-name="Table2.E2" office:value-type="string">
            <text:p text:style-name="P7">10 sec</text:p>
          </table:table-cell>
        </table:table-row>
        <table:table-row table:style-name="TableLine2784894213040">
          <table:table-cell table:style-name="Table2.A2" office:value-type="string">
            <text:p text:style-name="P14">Max Ltd. Cruise</text:p>
          </table:table-cell>
          <table:table-cell table:style-name="Table2.A2" office:value-type="string">
            <text:p text:style-name="P7">97 %</text:p>
          </table:table-cell>
          <table:table-cell table:style-name="Table2.A2" office:value-type="string">
            <text:p text:style-name="P7">60 min</text:p>
          </table:table-cell>
          <table:table-cell table:style-name="Table2.A2" office:value-type="string">
            <text:p text:style-name="P7">101 %</text:p>
          </table:table-cell>
          <table:table-cell table:style-name="Table2.E2" office:value-type="string">
            <text:p text:style-name="P7">20 sec</text:p>
          </table:table-cell>
        </table:table-row>
        <table:table-row table:style-name="TableLine2784894221200">
          <table:table-cell table:style-name="Table2.A2" office:value-type="string">
            <text:p text:style-name="P14">Ltd. Cruise</text:p>
          </table:table-cell>
          <table:table-cell table:style-name="Table2.A2" office:value-type="string">
            <text:p text:style-name="P7">97 %</text:p>
          </table:table-cell>
          <table:table-cell table:style-name="Table2.A2" office:value-type="string">
            <text:p text:style-name="P7">60 min</text:p>
          </table:table-cell>
          <table:table-cell table:style-name="Table2.A2" office:value-type="string">
            <text:p text:style-name="P7">103 %</text:p>
          </table:table-cell>
          <table:table-cell table:style-name="Table2.E2" office:value-type="string">
            <text:p text:style-name="P7">20 sec</text:p>
          </table:table-cell>
        </table:table-row>
        <table:table-row table:style-name="TableLine2784894217936">
          <table:table-cell table:style-name="Table2.A2" office:value-type="string">
            <text:p text:style-name="P14">Cruise</text:p>
          </table:table-cell>
          <table:table-cell table:style-name="Table2.A2" office:value-type="string">
            <text:p text:style-name="P7">97 %</text:p>
          </table:table-cell>
          <table:table-cell table:style-name="Table2.A2" office:value-type="string">
            <text:p text:style-name="P7">Unlimited</text:p>
          </table:table-cell>
          <table:table-cell table:style-name="Table2.A2" office:value-type="string">
            <text:p text:style-name="P7">103 %</text:p>
          </table:table-cell>
          <table:table-cell table:style-name="Table2.E2" office:value-type="string">
            <text:p text:style-name="P7">20 sec</text:p>
          </table:table-cell>
        </table:table-row>
      </table:table>
      <text:list xml:id="list80144581831821" text:continue-numbering="true" text:style-name="L2">
        <text:list-item>
          <text:p text:style-name="P30"><text:span text:style-name="T27">Generator cutoff RPM</text:span>: <text:span text:style-name="T28">86-</text:span><text:span text:style-name="T27">88%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4-20T08:01:42.908000000</dc:date>
    <meta:editing-duration>PT11H3M48S</meta:editing-duration>
    <meta:editing-cycles>68</meta:editing-cycles>
    <meta:generator>LibreOffice/7.0.3.1$Windows_X86_64 LibreOffice_project/d7547858d014d4cf69878db179d326fc3483e082</meta:generator>
    <meta:document-statistic meta:table-count="2" meta:image-count="0" meta:object-count="0" meta:page-count="1" meta:paragraph-count="102" meta:word-count="505" meta:character-count="2464" meta:non-whitespace-character-count="2083"/>
  </office:meta>
</office:document-meta>
</file>